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598in"/>
    </style:style>
    <style:style style:name="co2" style:family="table-column">
      <style:table-column-properties fo:break-before="auto" style:column-width="2.9264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937in"/>
    </style:style>
    <style:style style:name="co6" style:family="table-column">
      <style:table-column-properties fo:break-before="auto" style:column-width="3.2591in"/>
    </style:style>
    <style:style style:name="co7" style:family="table-column">
      <style:table-column-properties fo:break-before="auto" style:column-width="3.9665in"/>
    </style:style>
    <style:style style:name="co8" style:family="table-column">
      <style:table-column-properties fo:break-before="auto" style:column-width="1.0508in"/>
    </style:style>
    <style:style style:name="co9" style:family="table-column">
      <style:table-column-properties fo:break-before="auto" style:column-width="1.361in"/>
    </style:style>
    <style:style style:name="co10" style:family="table-column">
      <style:table-column-properties fo:break-before="auto" style:column-width="4.0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</office:automatic-styles>
  <office:body>
    <office:spreadsheet>
      <table:calculation-settings table:automatic-find-labels="false" table:use-regular-expressions="false" table:use-wildcards="true"/>
      <table:table table:name="BOM - backpac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carry handle</text:p>
          </table:table-cell>
          <table:table-cell office:value-type="string" calcext:value-type="string">
            <text:p>Webbing 25 mm PE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]*[.C2]" office:value-type="float" office:value="0.51" calcext:value-type="float">
            <text:p>0.5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compression strap</text:p>
          </table:table-cell>
          <table:table-cell office:value-type="string" calcext:value-type="string">
            <text:p>Webbing 25 mm PES</text:p>
          </table:table-cell>
          <table:table-cell table:formula="of:=4*0.4" office:value-type="float" office:value="1.6" calcext:value-type="float">
            <text:p>1.6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3]*[.C3]" office:value-type="float" office:value="2.72" calcext:value-type="float">
            <text:p>2.72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compression strap buckles, anterior</text:p>
          </table:table-cell>
          <table:table-cell office:value-type="string" calcext:value-type="string">
            <text:p>ITW SR buckle plu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E4]*[.C4]" office:value-type="float" office:value="2.6" calcext:value-type="float">
            <text:p>2.6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compression strap buckles, posterior</text:p>
          </table:table-cell>
          <table:table-cell office:value-type="string" calcext:value-type="string">
            <text:p>ITW SR buckle recepta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E5]*[.C5]" office:value-type="float" office:value="2.6" calcext:value-type="float">
            <text:p>2.6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compression strap fastening, posterior</text:p>
          </table:table-cell>
          <table:table-cell office:value-type="string" calcext:value-type="string">
            <text:p>Webbing 25 mm PES</text:p>
          </table:table-cell>
          <table:table-cell table:formula="of:=4*0.1" office:value-type="float" office:value="0.4" calcext:value-type="float">
            <text:p>0.4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6]*[.C6]" office:value-type="float" office:value="0.68" calcext:value-type="float">
            <text:p>0.68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hydration bladder suspension</text:p>
          </table:table-cell>
          <table:table-cell office:value-type="string" calcext:value-type="string">
            <text:p>ITW tri-gide we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7]*[.C7]" office:value-type="float" office:value="0.5" calcext:value-type="float">
            <text:p>0.5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hydration passthrough</text:p>
          </table:table-cell>
          <table:table-cell office:value-type="string" calcext:value-type="string">
            <text:p>5 mm velcro hoo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8]*[.C8]" office:value-type="float" office:value="0.11" calcext:value-type="float">
            <text:p>0.1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hydration passthrough</text:p>
          </table:table-cell>
          <table:table-cell office:value-type="string" calcext:value-type="string">
            <text:p>5 mm velcro loop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9]*[.C9]" office:value-type="float" office:value="0.11" calcext:value-type="float">
            <text:p>0.1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fabric (hydration &amp; zipper pocket)</text:p>
          </table:table-cell>
          <table:table-cell office:value-type="string" calcext:value-type="string">
            <text:p>500D cordura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eters</text:p>
          </table:table-cell>
          <table:table-cell office:value-type="float" office:value="19.9" calcext:value-type="float">
            <text:p>19.9</text:p>
          </table:table-cell>
          <table:table-cell table:formula="of:=[.E10]*[.C10]" office:value-type="float" office:value="7.96" calcext:value-type="float">
            <text:p>7.9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zipper pulls</text:p>
          </table:table-cell>
          <table:table-cell office:value-type="string" calcext:value-type="string">
            <text:p>Ykk #8 single sided non-locking 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formula="of:=[.E11]*[.C11]" office:value-type="float" office:value="2.4" calcext:value-type="float">
            <text:p>2.4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zippers</text:p>
          </table:table-cell>
          <table:table-cell office:value-type="string" calcext:value-type="string">
            <text:p>Coil Zipper Tape YKK 8CF (8 mm)</text:p>
          </table:table-cell>
          <table:table-cell table:formula="of:=0.29*2" office:value-type="float" office:value="0.58" calcext:value-type="float">
            <text:p>0.58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12]*[.C12]" office:value-type="float" office:value="1.45" calcext:value-type="float">
            <text:p>1.4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fabric</text:p>
          </table:table-cell>
          <table:table-cell office:value-type="string" calcext:value-type="string">
            <text:p>1000 denier cordura (PU coated)</text:p>
          </table:table-cell>
          <table:table-cell table:formula="of:=0.165 + 0.07 + 0.08+0.31" office:value-type="float" office:value="0.625" calcext:value-type="float">
            <text:p>0.625</text:p>
          </table:table-cell>
          <table:table-cell office:value-type="string" calcext:value-type="string">
            <text:p>meters</text:p>
          </table:table-cell>
          <table:table-cell office:value-type="float" office:value="18.9" calcext:value-type="float">
            <text:p>18.9</text:p>
          </table:table-cell>
          <table:table-cell table:formula="of:=[.E13]*[.C13]" office:value-type="float" office:value="11.8125" calcext:value-type="float">
            <text:p>11.812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zipper</text:p>
          </table:table-cell>
          <table:table-cell office:value-type="string" calcext:value-type="string">
            <text:p>Coil Zipper Tape YKK 8CF (8 mm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14]*[.C14]" office:value-type="float" office:value="3" calcext:value-type="float">
            <text:p>3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zipper pulls</text:p>
          </table:table-cell>
          <table:table-cell office:value-type="string" calcext:value-type="string">
            <text:p>Ykk #8 single sided non-locking 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formula="of:=[.E15]*[.C15]" office:value-type="float" office:value="2.4" calcext:value-type="float">
            <text:p>2.4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posterior panel PALS</text:p>
          </table:table-cell>
          <table:table-cell office:value-type="string" calcext:value-type="string">
            <text:p>Webbing 25 mm PES</text:p>
          </table:table-cell>
          <table:table-cell table:formula="of:=6*0.3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16]*[.C16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posterior panel patch</text:p>
          </table:table-cell>
          <table:table-cell office:value-type="string" calcext:value-type="string">
            <text:p>5 mm velcro loop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17]*[.C17]" office:value-type="float" office:value="0.286" calcext:value-type="float">
            <text:p>0.28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attachment, inferior</text:p>
          </table:table-cell>
          <table:table-cell office:value-type="string" calcext:value-type="string">
            <text:p>2.5mm steel D-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formula="of:=[.E18]*[.C18]" office:value-type="float" office:value="2" calcext:value-type="float">
            <text:p>2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attachment, superior</text:p>
          </table:table-cell>
          <table:table-cell office:value-type="string" calcext:value-type="string">
            <text:p>2.5mm steel D-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formula="of:=[.E19]*[.C19]" office:value-type="float" office:value="2" calcext:value-type="float">
            <text:p>2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attachment, superior</text:p>
          </table:table-cell>
          <table:table-cell office:value-type="string" calcext:value-type="string">
            <text:p>ITW tri-gide web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20]*[.C20]" office:value-type="float" office:value="1" calcext:value-type="float">
            <text:p>1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inferior section</text:p>
          </table:table-cell>
          <table:table-cell office:value-type="string" calcext:value-type="string">
            <text:p>Webbing 25 mm PES</text:p>
          </table:table-cell>
          <table:table-cell table:formula="of:=2*0.9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1]*[.C21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length adjustment</text:p>
          </table:table-cell>
          <table:table-cell office:value-type="string" calcext:value-type="string">
            <text:p>YKK Tension Lock 25mm, Cu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22]*[.C22]" office:value-type="float" office:value="1" calcext:value-type="float">
            <text:p>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main load bearing webbing</text:p>
          </table:table-cell>
          <table:table-cell office:value-type="string" calcext:value-type="string">
            <text:p>Webbing 25 mm PES</text:p>
          </table:table-cell>
          <table:table-cell table:formula="of:=2*0.65" office:value-type="float" office:value="1.3" calcext:value-type="float">
            <text:p>1.3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3]*[.C23]" office:value-type="float" office:value="2.21" calcext:value-type="float">
            <text:p>2.2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wide section</text:p>
          </table:table-cell>
          <table:table-cell office:value-type="string" calcext:value-type="string">
            <text:p>Webbing 50 mm PES</text:p>
          </table:table-cell>
          <table:table-cell table:formula="of:=2*0.5" office:value-type="float" office:value="1" calcext:value-type="float">
            <text:p>1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24]*[.C24]" office:value-type="float" office:value="2.5" calcext:value-type="float">
            <text:p>2.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mediate panel PALS </text:p>
          </table:table-cell>
          <table:table-cell office:value-type="string" calcext:value-type="string">
            <text:p>Webbing 25 mm PES</text:p>
          </table:table-cell>
          <table:table-cell table:formula="of:=0.18*10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5]*[.C25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Nylbond 60, color 0855, 70 met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lls</text:p>
          </table:table-cell>
          <table:table-cell office:value-type="float" office:value="2.5" calcext:value-type="float">
            <text:p>2.5</text:p>
          </table:table-cell>
          <table:table-cell table:formula="of:=[.E26]*[.C26]" office:value-type="float" office:value="10" calcext:value-type="float">
            <text:p>10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table:number-columns-repeated="5"/>
          <table:table-cell table:formula="of:=[.E27]*[.C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8]*[.C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9]*[.C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0]*[.C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1]*[.C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2]*[.C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3]*[.C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00 denier cordura (PU coated)</text:p>
          </table:table-cell>
          <table:table-cell table:formula="of:=[.C2]"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Total cost:</text:p>
          </table:table-cell>
          <table:table-cell table:formula="of:=SUM([.F2:.F33])" office:value-type="float" office:value="69.0285" calcext:value-type="float">
            <text:p>69.0285</text:p>
          </table:table-cell>
          <table:table-cell/>
        </table:table-row>
        <table:table-row table:style-name="ro1">
          <table:table-cell office:value-type="string" calcext:value-type="string">
            <text:p>2.5mm steel D-ring</text:p>
          </table:table-cell>
          <table:table-cell table:formula="of:=[.C3]" office:value-type="float" office:value="1.6" calcext:value-type="float">
            <text:p>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0D cordura</text:p>
          </table:table-cell>
          <table:table-cell table:formula="of:=[.C9]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velcro hook</text:p>
          </table:table-cell>
          <table:table-cell table:formula="of:=[.C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velcro loop</text:p>
          </table:table-cell>
          <table:table-cell table:formula="of:=SUM([.C6:.C7])"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webbing</text:p>
          </table:table-cell>
          <table:table-cell table:formula="of:=[.C8]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il Zipper Tape YKK 8CF (8 mm)</text:p>
          </table:table-cell>
          <table:table-cell table:formula="of:=SUM([.C10:.C11])"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SR buckle plug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SR buckle receptacl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tri-gide weblock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ylbond 60, color 0855, 1000 meter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bbing 25 mm PES</text:p>
          </table:table-cell>
          <table:table-cell table:formula="of:=SUM([.C17:.C23])" office:value-type="float" office:value="11.23" calcext:value-type="float">
            <text:p>11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kk #8 single sided non-locking pull</text:p>
          </table:table-cell>
          <table:table-cell table:formula="of:=SUM([.C24:.C25])" office:value-type="float" office:value="2.8" calcext:value-type="float">
            <text:p>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KK Tension Lock 25mm, Curved</text:p>
          </table:table-cell>
          <table:table-cell table:formula="of:=[.C26]" office:value-type="float" office:value="4" calcext:value-type="float">
            <text:p>4</text:p>
          </table:table-cell>
          <table:table-cell table:number-columns-repeated="5"/>
        </table:table-row>
      </table:table>
      <table:table table:name="BOM - general pouch 0.9L" table:style-name="ta1"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</table:table>
      <table:table table:name="BOM - pouch, horizontal, 25x16x9 mm" table:style-name="ta1">
        <table:table-column table:style-name="co6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zipper Tape, Coil YKK 8CF (8 mm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 table:formula="of:=[.D2]*[.B2]" office:value-type="float" office:value="1.25" calcext:value-type="float">
            <text:p>1.25</text:p>
          </table:table-cell>
          <table:table-cell office:value-type="string" calcext:value-type="string">
            <text:p>https://www.shelbyoutdoor.com/product_info.php?products_id=4483</text:p>
          </table:table-cell>
        </table:table-row>
        <table:table-row table:style-name="ro1">
          <table:table-cell office:value-type="string" calcext:value-type="string">
            <text:p>Cordura, 1000D, black, PU coated, foxa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eter</text:p>
          </table:table-cell>
          <table:table-cell office:value-type="float" office:value="18.9" calcext:value-type="float">
            <text:p>18.9</text:p>
          </table:table-cell>
          <table:table-cell table:formula="of:=[.D3]*[.B3]" office:value-type="float" office:value="3.78" calcext:value-type="float">
            <text:p>3.78</text:p>
          </table:table-cell>
          <table:table-cell office:value-type="string" calcext:value-type="string">
            <text:p>https://www.shelbyoutdoor.com/product_info.php?products_id=7668</text:p>
          </table:table-cell>
        </table:table-row>
        <table:table-row table:style-name="ro1">
          <table:table-cell office:value-type="string" calcext:value-type="string">
            <text:p>Nylbond 60, color 0855, 70 me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2.5" calcext:value-type="float">
            <text:p>2.5</text:p>
          </table:table-cell>
          <table:table-cell table:formula="of:=[.D4]*[.B4]" office:value-type="float" office:value="2.5" calcext:value-type="float">
            <text:p>2.5</text:p>
          </table:table-cell>
          <table:table-cell office:value-type="string" calcext:value-type="string">
            <text:p>https://www.shelbyoutdoor.com/product_info.php?products_id=941</text:p>
          </table:table-cell>
        </table:table-row>
        <table:table-row table:style-name="ro1">
          <table:table-cell office:value-type="string" calcext:value-type="string">
            <text:p>webbing 25 mm PES</text:p>
          </table:table-cell>
          <table:table-cell table:formula="of:= 0.28*2 + 0.7+0.2" office:value-type="float" office:value="1.46" calcext:value-type="float">
            <text:p>1.46</text:p>
          </table:table-cell>
          <table:table-cell office:value-type="string" calcext:value-type="string">
            <text:p>meter</text:p>
          </table:table-cell>
          <table:table-cell office:value-type="float" office:value="1.8" calcext:value-type="float">
            <text:p>1.8</text:p>
          </table:table-cell>
          <table:table-cell table:formula="of:=[.D5]*[.B5]" office:value-type="float" office:value="2.628" calcext:value-type="float">
            <text:p>2.628</text:p>
          </table:table-cell>
          <table:table-cell office:value-type="string" calcext:value-type="string">
            <text:p>https://www.varusteleka.fi/fi/product/hihnanauha-metritavara-25-mm/51875</text:p>
          </table:table-cell>
        </table:table-row>
        <table:table-row table:style-name="ro1">
          <table:table-cell office:value-type="string" calcext:value-type="string">
            <text:p>zipper pull, YKK #8 single sided non-locking 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formula="of:=[.D6]*[.B6]" office:value-type="float" office:value="2.4" calcext:value-type="float">
            <text:p>2.4</text:p>
          </table:table-cell>
          <table:table-cell office:value-type="string" calcext:value-type="string">
            <text:p>https://www.shelbyoutdoor.com/product_info.php?products_id=849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 sum:</text:p>
          </table:table-cell>
          <table:table-cell table:formula="of:=SUM([.E2:.E6])" office:value-type="float" office:value="12.558" calcext:value-type="float">
            <text:p>12.558</text:p>
          </table:table-cell>
          <table:table-cell/>
        </table:table-row>
      </table:table>
      <table:table table:name="BOM - pouch, vertical, large" table:style-name="ta1">
        <table:table-column table:style-name="co6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rdura, 1000D, black, PU coated, foxa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eter</text:p>
          </table:table-cell>
          <table:table-cell office:value-type="float" office:value="18.9" calcext:value-type="float">
            <text:p>18.9</text:p>
          </table:table-cell>
          <table:table-cell table:formula="of:=[.D3]*[.B3]" office:value-type="float" office:value="7.56" calcext:value-type="float">
            <text:p>7.56</text:p>
          </table:table-cell>
          <table:table-cell office:value-type="string" calcext:value-type="string">
            <text:p>https://www.shelbyoutdoor.com/product_info.php?products_id=7668</text:p>
          </table:table-cell>
        </table:table-row>
        <table:table-row table:style-name="ro1">
          <table:table-cell office:value-type="string" calcext:value-type="string">
            <text:p>Nylbond 60, 70 me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2.5" calcext:value-type="float">
            <text:p>2.5</text:p>
          </table:table-cell>
          <table:table-cell table:formula="of:=[.D4]*[.B4]" office:value-type="float" office:value="2.5" calcext:value-type="float">
            <text:p>2.5</text:p>
          </table:table-cell>
          <table:table-cell office:value-type="string" calcext:value-type="string">
            <text:p>https://www.shelbyoutdoor.com/product_info.php?products_id=941</text:p>
          </table:table-cell>
        </table:table-row>
        <table:table-row table:style-name="ro1">
          <table:table-cell office:value-type="string" calcext:value-type="string">
            <text:p>webbing 25 mm PES</text:p>
          </table:table-cell>
          <table:table-cell table:formula="of:=0.36*2 + 0.16*2 + 2*0.1" office:value-type="float" office:value="1.24" calcext:value-type="float">
            <text:p>1.24</text:p>
          </table:table-cell>
          <table:table-cell office:value-type="string" calcext:value-type="string">
            <text:p>meter</text:p>
          </table:table-cell>
          <table:table-cell office:value-type="float" office:value="1.8" calcext:value-type="float">
            <text:p>1.8</text:p>
          </table:table-cell>
          <table:table-cell table:formula="of:=[.D5]*[.B5]" office:value-type="float" office:value="2.232" calcext:value-type="float">
            <text:p>2.232</text:p>
          </table:table-cell>
          <table:table-cell office:value-type="string" calcext:value-type="string">
            <text:p>https://www.varusteleka.fi/fi/product/hihnanauha-metritavara-25-mm/51875</text:p>
          </table:table-cell>
        </table:table-row>
        <table:table-row table:style-name="ro1">
          <table:table-cell office:value-type="string" calcext:value-type="string">
            <text:p>ITW Nexus SR buckle pl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D6]*[.B6]" office:value-type="float" office:value="0.65" calcext:value-type="float">
            <text:p>0.65</text:p>
          </table:table-cell>
          <table:table-cell office:value-type="string" calcext:value-type="string">
            <text:p>https://www.varusteleka.fi/fi/product/itw-classic-sr-pistosolki-musta/31888</text:p>
          </table:table-cell>
        </table:table-row>
        <table:table-row table:style-name="ro1">
          <table:table-cell office:value-type="string" calcext:value-type="string">
            <text:p>ITW Nexus SR buckle recepta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D7]*[.B7]" office:value-type="float" office:value="0.65" calcext:value-type="float">
            <text:p>0.65</text:p>
          </table:table-cell>
          <table:table-cell office:value-type="string" calcext:value-type="string">
            <text:p>https://www.varusteleka.fi/fi/product/itw-classic-sr-pistosolki-musta/31888</text:p>
          </table:table-cell>
        </table:table-row>
        <table:table-row table:style-name="ro1">
          <table:table-cell office:value-type="string" calcext:value-type="string">
            <text:p>Edge binding 20mm 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er</text:p>
          </table:table-cell>
          <table:table-cell office:value-type="float" office:value="0.4" calcext:value-type="float">
            <text:p>0.4</text:p>
          </table:table-cell>
          <table:table-cell table:formula="of:=[.D8]*[.B8]" office:value-type="float" office:value="1.2" calcext:value-type="float">
            <text:p>1.2</text:p>
          </table:table-cell>
          <table:table-cell office:value-type="string" calcext:value-type="string">
            <text:p>https://www.shelbyoutdoor.com/product_info.php?products_id=107</text:p>
          </table:table-cell>
        </table:table-row>
        <table:table-row table:style-name="ro1">
          <table:table-cell office:value-type="string" calcext:value-type="string">
            <text:p>Shelby tent floor fabri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eter</text:p>
          </table:table-cell>
          <table:table-cell office:value-type="float" office:value="7.9" calcext:value-type="float">
            <text:p>7.9</text:p>
          </table:table-cell>
          <table:table-cell table:formula="of:=[.D9]*[.B9]" office:value-type="float" office:value="1.58" calcext:value-type="float">
            <text:p>1.58</text:p>
          </table:table-cell>
          <table:table-cell office:value-type="string" calcext:value-type="string">
            <text:p>https://www.shelbyoutdoor.com/product_info.php?products_id=6774</text:p>
          </table:table-cell>
        </table:table-row>
        <table:table-row table:style-name="ro1">
          <table:table-cell office:value-type="string" calcext:value-type="string">
            <text:p>Samson amsteel 2.5mm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ter</text:p>
          </table:table-cell>
          <table:table-cell office:value-type="float" office:value="1.5" calcext:value-type="float">
            <text:p>1.5</text:p>
          </table:table-cell>
          <table:table-cell table:formula="of:=[.D10]*[.B10]" office:value-type="float" office:value="0.75" calcext:value-type="float">
            <text:p>0.75</text:p>
          </table:table-cell>
          <table:table-cell office:value-type="string" calcext:value-type="string">
            <text:p>https://www.shelbyoutdoor.com/product_info.php?products_id=3141</text:p>
          </table:table-cell>
        </table:table-row>
        <table:table-row table:style-name="ro1">
          <table:table-cell office:value-type="string" calcext:value-type="string">
            <text:p>chord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formula="of:=[.D11]*[.B11]" office:value-type="float" office:value="1" calcext:value-type="float">
            <text:p>1</text:p>
          </table:table-cell>
          <table:table-cell office:value-type="string" calcext:value-type="string">
            <text:p>https://www.varusteleka.fi/fi/product/narulukko/6272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 sum:</text:p>
          </table:table-cell>
          <table:table-cell table:formula="of:=SUM([.E3:.E11])" office:value-type="float" office:value="18.122" calcext:value-type="float">
            <text:p>18.122</text:p>
          </table:table-cell>
          <table:table-cell/>
        </table:table-row>
      </table:table>
      <table:table table:name="balance sheet" table:style-name="ta1"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t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ebbing 25 mm P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w-On Hook Or Loop Fastener 50 mm Tape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w-On Hook Or Loop Fastener 50 mm Tape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etermann Mara 70 thread 700 m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hine Needle #100, 10pc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ge binding 20mm PP Olive 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ivery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table:number-columns-repeated="2"/>
          <table:table-cell table:formula="of:=SUM([.C2:.C7])" office:value-type="float" office:value="40.2" calcext:value-type="float">
            <text:p>40.2</text:p>
          </table:table-cell>
          <table:table-cell office:value-type="string" calcext:value-type="string">
            <text:p>#66880</text:p>
          </table:table-cell>
        </table:table-row>
        <table:table-row table:style-name="ro1" table:number-rows-repeated="22">
          <table:table-cell table:number-columns-repeated="4"/>
        </table:table-row>
        <table:table-row table:style-name="ro1">
          <table:table-cell table:formula="of:=SUM([.C$1:.C$1048576])" office:value-type="float" office:value="88.3" calcext:value-type="float">
            <text:p>88.3</text:p>
          </table:table-cell>
          <table:table-cell table:number-columns-repeated="3"/>
        </table:table-row>
      </table:table>
      <table:table table:name="inventory" table:style-name="ta2"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urchase 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urrent inventory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zipper Tape, Coil YKK 8CF (8 mm)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ura, 1000D, dark green, PU coated, foxa</text:p>
          </table:table-cell>
          <table:table-cell office:value-type="string" calcext:value-type="string">
            <text:p>meter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ura, 500D, black</text:p>
          </table:table-cell>
          <table:table-cell office:value-type="string" calcext:value-type="string">
            <text:p>meter</text:p>
          </table:table-cell>
          <table:table-cell office:value-type="float" office:value="19.9" calcext:value-type="float">
            <text:p>1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ring, 25mm, steel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rusteleka.com/en/product/d-ring-steel/59123</text:p>
          </table:table-cell>
        </table:table-row>
        <table:table-row table:style-name="ro1">
          <table:table-cell office:value-type="string" calcext:value-type="string">
            <text:p>ITW SR buckle plug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W SR buckle receptacle 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W tri-glide weblock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bond 60, color 0855, 70 meters</text:p>
          </table:table-cell>
          <table:table-cell office:value-type="string" calcext:value-type="string">
            <text:p>roll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cro hook, 5mm</text:p>
          </table:table-cell>
          <table:table-cell office:value-type="string" calcext:value-type="string">
            <text:p>meter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cro loop, 5mm</text:p>
          </table:table-cell>
          <table:table-cell office:value-type="string" calcext:value-type="string">
            <text:p>meter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bing 25 mm PES</text:p>
          </table:table-cell>
          <table:table-cell office:value-type="string" calcext:value-type="string">
            <text:p>meter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https://www.varusteleka.com/en/product/webbing-strap-by-the-meter-25-mm-1-/51875</text:p>
          </table:table-cell>
        </table:table-row>
        <table:table-row table:style-name="ro1">
          <table:table-cell office:value-type="string" calcext:value-type="string">
            <text:p>Webbing 40 mm PES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https://www.varusteleka.com/en/product/webbing-strap-by-the-meter-40-mm-1-6-/51876</text:p>
          </table:table-cell>
        </table:table-row>
        <table:table-row table:style-name="ro1">
          <table:table-cell office:value-type="string" calcext:value-type="string">
            <text:p>webbing, 50 mm, PES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 pull, YKK #8 single sided non-locking pull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 lock 25mm, YKK Curved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 lock</text:p>
          </table:table-cell>
          <table:table-cell office:value-type="string" calcext:value-type="string">
            <text:p>p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varusteleka.com/en/product/cord-lock/62725</text:p>
          </table:table-cell>
        </table:table-row>
        <table:table-row table:style-name="ro1">
          <table:table-cell office:value-type="string" calcext:value-type="string">
            <text:p>buckle, g-hook, tackticaltrim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ttps://www.varusteleka.com/en/product/tacticaltrim-g-hook/14168</text:p>
          </table:table-cell>
        </table:table-row>
      </table:table>
      <table:named-expressions/>
      <table:database-ranges>
        <table:database-range table:name="__Anonymous_Sheet_DB__0" table:target-range-address="'BOM - backpack'.A1:'BOM - backpack'.G2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5" table:target-range-address="inventory.A2:inventory.C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23:00:59.573341412</meta:creation-date>
    <dc:date>2023-07-06T14:28:53.554640786</dc:date>
    <meta:editing-duration>P27DT4H12M52S</meta:editing-duration>
    <meta:editing-cycles>13</meta:editing-cycles>
    <meta:generator>LibreOffice/7.3.7.2$Linux_X86_64 LibreOffice_project/30$Build-2</meta:generator>
    <meta:document-statistic meta:table-count="6" meta:cell-count="424" meta:object-count="0"/>
  </office:meta>
</office:document-meta>
</file>